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8000002D04C583CB487D9C969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979cm" svg:x="1.001cm" svg:y="1cm">
          <draw:image xlink:href="Pictures/1000020100000358000002D04C583CB487D9C96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42S</meta:editing-duration>
    <meta:editing-cycles>3</meta:editing-cycles>
    <meta:generator>LibreOffice/5.3.3.2$Windows_X86_64 LibreOffice_project/3d9a8b4b4e538a85e0782bd6c2d430bafe583448</meta:generator>
    <dc:date>2017-06-22T15:41:05.975000000</dc:date>
    <meta:document-statistic meta:object-count="1"/>
  </office:meta>
</office:document-meta>
</file>